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CD000002E59FD5AE0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7.053cm" svg:height="20.282cm" svg:x="0.347cm" svg:y="0.318cm">
          <draw:image xlink:href="Pictures/10000000000003CD000002E59FD5AE06.jpg" xlink:type="simple" xlink:show="embed" xlink:actuate="onLoad">
            <text:p/>
          </draw:image>
        </draw:frame>
        <draw:custom-shape draw:style-name="gr2" draw:text-style-name="P2" draw:layer="layout" svg:width="22.4cm" svg:height="2.4cm" svg:x="2.6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1T12:28:41</meta:creation-date>
    <dc:date>2014-10-11T12:30:08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